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503022194" calcext:value-type="float">
            <text:p>1,503022194</text:p>
          </table:table-cell>
          <table:table-cell office:value-type="float" office:value="0.4745224714" calcext:value-type="float">
            <text:p>0,4745224714</text:p>
          </table:table-cell>
          <table:table-cell office:value-type="float" office:value="0.004639939871" calcext:value-type="float">
            <text:p>0,0046399399</text:p>
          </table:table-cell>
          <table:table-cell office:value-type="float" office:value="0.0001751595264" calcext:value-type="float">
            <text:p>0,00017515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718" calcext:value-type="float">
            <text:p>144718</text:p>
          </table:table-cell>
          <table:table-cell office:value-type="float" office:value="1.486319423" calcext:value-type="float">
            <text:p>1,486319423</text:p>
          </table:table-cell>
          <table:table-cell office:value-type="float" office:value="0.4820325375" calcext:value-type="float">
            <text:p>0,4820325375</text:p>
          </table:table-cell>
          <table:table-cell office:value-type="float" office:value="0.0008328179247" calcext:value-type="float">
            <text:p>0,0008328179</text:p>
          </table:table-cell>
          <table:table-cell table:style-name="ce1" office:value-type="float" office:value="0.00005622399476" calcext:value-type="float">
            <text:p>5,62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5439" calcext:value-type="float">
            <text:p>145439</text:p>
          </table:table-cell>
          <table:table-cell office:value-type="float" office:value="1.282355905" calcext:value-type="float">
            <text:p>1,282355905</text:p>
          </table:table-cell>
          <table:table-cell office:value-type="float" office:value="0.4802511036" calcext:value-type="float">
            <text:p>0,4802511036</text:p>
          </table:table-cell>
          <table:table-cell office:value-type="float" office:value="0.0007482753135" calcext:value-type="float">
            <text:p>0,0007482753</text:p>
          </table:table-cell>
          <table:table-cell table:style-name="ce1" office:value-type="float" office:value="0.00002447629413" calcext:value-type="float">
            <text:p>2,45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6184" calcext:value-type="float">
            <text:p>146184</text:p>
          </table:table-cell>
          <table:table-cell office:value-type="float" office:value="1.287980676" calcext:value-type="float">
            <text:p>1,287980676</text:p>
          </table:table-cell>
          <table:table-cell office:value-type="float" office:value="0.5814402699" calcext:value-type="float">
            <text:p>0,5814402699</text:p>
          </table:table-cell>
          <table:table-cell office:value-type="float" office:value="0.0006052826648" calcext:value-type="float">
            <text:p>0,0006052827</text:p>
          </table:table-cell>
          <table:table-cell table:style-name="ce1" office:value-type="float" office:value="0.00002087181565" calcext:value-type="float">
            <text:p>2,0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6807" calcext:value-type="float">
            <text:p>146807</text:p>
          </table:table-cell>
          <table:table-cell office:value-type="float" office:value="1.463098526" calcext:value-type="float">
            <text:p>1,463098526</text:p>
          </table:table-cell>
          <table:table-cell office:value-type="float" office:value="0.5273368359" calcext:value-type="float">
            <text:p>0,5273368359</text:p>
          </table:table-cell>
          <table:table-cell office:value-type="float" office:value="0.0004572347098" calcext:value-type="float">
            <text:p>0,0004572347</text:p>
          </table:table-cell>
          <table:table-cell table:style-name="ce1" office:value-type="float" office:value="0.00001385559699" calcext:value-type="float">
            <text:p>1,39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213" calcext:value-type="float">
            <text:p>147213</text:p>
          </table:table-cell>
          <table:table-cell office:value-type="float" office:value="1.323028803" calcext:value-type="float">
            <text:p>1,323028803</text:p>
          </table:table-cell>
          <table:table-cell office:value-type="float" office:value="0.5527378321" calcext:value-type="float">
            <text:p>0,5527378321</text:p>
          </table:table-cell>
          <table:table-cell office:value-type="float" office:value="0.0006667012349" calcext:value-type="float">
            <text:p>0,0006667012</text:p>
          </table:table-cell>
          <table:table-cell table:style-name="ce1" office:value-type="float" office:value="0.00002072646203" calcext:value-type="float">
            <text:p>2,07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976" calcext:value-type="float">
            <text:p>147976</text:p>
          </table:table-cell>
          <table:table-cell office:value-type="float" office:value="1.146512151" calcext:value-type="float">
            <text:p>1,146512151</text:p>
          </table:table-cell>
          <table:table-cell office:value-type="float" office:value="0.5916711688" calcext:value-type="float">
            <text:p>0,5916711688</text:p>
          </table:table-cell>
          <table:table-cell office:value-type="float" office:value="0.000288683601" calcext:value-type="float">
            <text:p>0,0002886836</text:p>
          </table:table-cell>
          <table:table-cell table:style-name="ce1" office:value-type="float" office:value="0.000003436709449" calcext:value-type="float">
            <text:p>3,44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306" calcext:value-type="float">
            <text:p>148306</text:p>
          </table:table-cell>
          <table:table-cell office:value-type="float" office:value="1.428031206" calcext:value-type="float">
            <text:p>1,428031206</text:p>
          </table:table-cell>
          <table:table-cell office:value-type="float" office:value="0.5548630953" calcext:value-type="float">
            <text:p>0,5548630953</text:p>
          </table:table-cell>
          <table:table-cell office:value-type="float" office:value="0.0002777568297" calcext:value-type="float">
            <text:p>0,0002777568</text:p>
          </table:table-cell>
          <table:table-cell table:style-name="ce1" office:value-type="float" office:value="0.00001028729002" calcext:value-type="float">
            <text:p>1,0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568" calcext:value-type="float">
            <text:p>148568</text:p>
          </table:table-cell>
          <table:table-cell office:value-type="float" office:value="1.170868635" calcext:value-type="float">
            <text:p>1,170868635</text:p>
          </table:table-cell>
          <table:table-cell office:value-type="float" office:value="0.5910353661" calcext:value-type="float">
            <text:p>0,5910353661</text:p>
          </table:table-cell>
          <table:table-cell office:value-type="float" office:value="0.0001916954789" calcext:value-type="float">
            <text:p>0,0001916955</text:p>
          </table:table-cell>
          <table:table-cell table:style-name="ce1" office:value-type="float" office:value="0.000003423133649" calcext:value-type="float">
            <text:p>3,42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751" calcext:value-type="float">
            <text:p>148751</text:p>
          </table:table-cell>
          <table:table-cell office:value-type="float" office:value="1.345343947" calcext:value-type="float">
            <text:p>1,345343947</text:p>
          </table:table-cell>
          <table:table-cell office:value-type="float" office:value="0.5239560604" calcext:value-type="float">
            <text:p>0,5239560604</text:p>
          </table:table-cell>
          <table:table-cell office:value-type="float" office:value="0.0003282197285" calcext:value-type="float">
            <text:p>0,0003282197</text:p>
          </table:table-cell>
          <table:table-cell table:style-name="ce1" office:value-type="float" office:value="0.00001367582172" calcext:value-type="float">
            <text:p>1,37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436561466" calcext:value-type="float">
            <text:p>1,3436561466</text:p>
          </table:table-cell>
          <table:table-cell table:formula="of:=AVERAGE([.D2:.D11])" office:value-type="float" office:value="0.5359846741" calcext:value-type="float">
            <text:p>0,5359846741</text:p>
          </table:table-cell>
          <table:table-cell table:formula="of:=AVERAGE([.E2:.E11])" office:value-type="float" office:value="0.00090366073568" calcext:value-type="float">
            <text:p>0,0009036607</text:p>
          </table:table-cell>
          <table:table-cell table:formula="of:=AVERAGE([.F2:.F11])" office:value-type="float" office:value="0.0000342136644798" calcext:value-type="float">
            <text:p>3,42136644798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47:38.184519953</dc:date>
    <meta:document-statistic meta:table-count="1" meta:cell-count="70" meta:object-count="0"/>
    <meta:generator>LibreOffice/4.1.4.2$Linux_X86_64 LibreOffice_project/410m0$Build-2</meta:generator>
  </office:meta>
</office:document-meta>
</file>